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style:language-asian="en" style:country-asian="US"/>
    </style:style>
    <style:style style:name="P18" style:parent-style-name="Normální" style:family="paragraph">
      <style:text-properties style:font-name-complex="Arial"/>
    </style:style>
    <style:style style:name="P19" style:parent-style-name="Normální" style:family="paragraph">
      <style:text-properties style:font-name-complex="Arial"/>
    </style:style>
    <style:style style:name="P20" style:parent-style-name="Normální" style:family="paragraph">
      <style:paragraph-properties fo:text-align="justify"/>
      <style:text-properties style:font-name-complex="Arial"/>
    </style:style>
    <style:style style:name="P21" style:parent-style-name="Normální" style:family="paragraph">
      <style:paragraph-properties fo:text-align="justify"/>
      <style:text-properties style:font-name-complex="Arial"/>
    </style:style>
    <style:style style:name="P22" style:parent-style-name="Normální" style:family="paragraph">
      <style:paragraph-properties fo:text-align="justify"/>
      <style:text-properties style:font-name-complex="Arial"/>
    </style:style>
    <style:style style:name="P23" style:parent-style-name="Normální" style:family="paragraph">
      <style:paragraph-properties fo:text-align="justify"/>
      <style:text-properties style:font-name-complex="Arial"/>
    </style:style>
    <style:style style:name="P24" style:parent-style-name="Normální" style:family="paragraph">
      <style:paragraph-properties fo:text-align="justify"/>
    </style:style>
    <style:style style:name="T25" style:parent-style-name="Standardnípísmoodstavce" style:family="text">
      <style:text-properties style:font-name-complex="Arial" fo:color="#000000"/>
    </style:style>
    <style:style style:name="T26" style:parent-style-name="Standardnípísmoodstavce" style:family="text">
      <style:text-properties style:font-name-complex="Arial" fo:color="#000000"/>
    </style:style>
    <style:style style:name="T27" style:parent-style-name="Standardnípísmoodstavce" style:family="text">
      <style:text-properties style:font-name-complex="Arial" fo:color="#000000"/>
    </style:style>
    <style:style style:name="T28" style:parent-style-name="Standardnípísmoodstavce" style:family="text">
      <style:text-properties style:font-name-complex="Arial" fo:color="#000000"/>
    </style:style>
    <style:style style:name="T29" style:parent-style-name="Standardnípísmoodstavce" style:family="text">
      <style:text-properties style:font-name-complex="Arial" fo:color="#000000"/>
    </style:style>
    <style:style style:name="P30" style:parent-style-name="Normální" style:family="paragraph">
      <style:paragraph-properties fo:text-align="justify"/>
      <style:text-properties fo:text-transform="uppercase"/>
    </style:style>
    <style:style style:name="P31" style:parent-style-name="Normální" style:family="paragraph">
      <style:paragraph-properties fo:text-align="justify"/>
    </style:style>
    <style:style style:name="P32" style:parent-style-name="Normální" style:family="paragraph">
      <style:paragraph-properties fo:text-align="justify" fo:margin-top="0.1388in" fo:margin-bottom="0.1388in" fo:line-height="105%"/>
    </style:style>
    <style:style style:name="P33" style:parent-style-name="Normální" style:family="paragraph">
      <style:paragraph-properties fo:text-align="justify" fo:margin-top="0.1388in" fo:margin-bottom="0.1388in" fo:line-height="105%"/>
    </style:style>
    <style:style style:name="P34" style:parent-style-name="Normální" style:family="paragraph">
      <style:paragraph-properties fo:text-align="center" fo:margin-left="2.1659in">
        <style:tab-stops/>
      </style:paragraph-properties>
      <style:text-properties style:font-name-complex="Arial"/>
    </style:style>
    <style:style style:name="P35" style:parent-style-name="Normální" style:family="paragraph">
      <style:paragraph-properties fo:text-align="center" fo:margin-left="2.1659in">
        <style:tab-stops/>
      </style:paragraph-properties>
      <style:text-properties style:font-name-complex="Arial"/>
    </style:style>
    <style:style style:name="P36" style:parent-style-name="Normální" style:family="paragraph">
      <style:paragraph-properties fo:text-align="center" fo:margin-left="2.1659in">
        <style:tab-stops/>
      </style:paragraph-properties>
      <style:text-properties style:font-name-complex="Arial"/>
    </style:style>
    <style:style style:name="P37" style:parent-style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6/2017<text:bookmark-end text:name="Text14"/></text:p>
            <text:p text:style-name="Normální">KVOP-36895/2017<text:bookmark-end text:name="Text2"/></text:p>
            <text:p text:style-name="Normální"><text:bookmark-start text:name="Text6"/>28. 11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</text:p>
            <text:p text:style-name="Normální"/>
            <text:p text:style-name="P17">M. B.</text:p>
            <text:p text:style-name="Normální"><text:bookmark-end text:name="Text7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B.,</text:p>
      <text:p text:style-name="P19"/>
      <text:p text:style-name="P20">dne 20. 11. 2017 obdržela Kancelář veřejného ochránce práv Vaši žádost o poskytnutí informací podle zákona o svobodném přístupu k informacím. Žádáte o poskytnutí informací v souvislosti se sepisováním kroniky, zda veřejnému ochránci práv v předchozích letech (2014, 2015, 2016) byla předložena nějaká žádost týkající se katastrálního území K.<text:s/>u P.. <text:s/></text:p>
      <text:p text:style-name="P21"/>
      <text:p text:style-name="P22">K výše uvedenému Vám sděluji, že Kancelář veřejného ochránce práv v požadovaných letech 2014, 2015 a 2016 neobdržela žádné podání týkající se katastrálního území K.<text:s/>u P.<text:s/></text:p>
      <text:p text:style-name="P23"/>
      <text:p text:style-name="P24"><text:span text:style-name="T25">Pro úplnost uvádím, že dvě podání z katastrálního území K</text:span><text:span text:style-name="T26">.</text:span><text:span text:style-name="T27"><text:s/>u P</text:span><text:span text:style-name="T28">.</text:span><text:span text:style-name="T29"><text:s/>obdržela Kancelář veřejného ochránce práv v roce 2013. Jedno podání bylo dle věcného rejstříku zatříděno do správy pozemních komunikací a druhé podání do samostatné působnosti obcí a krajů.<text:s/></text:span></text:p>
      <text:p text:style-name="P30"/>
      <text:p text:style-name="P31"/>
      <text:p text:style-name="P32">S pozdravem</text:p>
      <text:p text:style-name="P33"/>
      <text:p text:style-name="P34">Mgr. Bc. Libuše Kuncová v. r.</text:p>
      <text:p text:style-name="P35">vedoucí odboru administrativních a spisových služeb</text:p>
      <text:p text:style-name="P36">(podepsáno elektronicky)</text:p>
      <text:p text:style-name="P37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83NWN*</text:span>*KVOPX0083NWN*</text:p>
        <text:p text:style-name="P12"><text:span text:style-name="T13">KVOPX0083NWN</text:span>KVOPX0083NWN</text:p>
        <text:p text:style-name="P14"><draw:frame draw:z-index="251658240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Bádrová Pavlína Mgr.</meta:initial-creator>
    <dc:creator>Bádrová Pavlína Mgr.</dc:creator>
    <meta:creation-date>2017-12-28T09:24:00Z</meta:creation-date>
    <dc:date>2017-12-28T09:24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57" meta:character-count="1084" meta:row-count="7" meta:non-whitespace-character-count="929"/>
  </office:meta>
</office:document-meta>
</file>